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 display="block">
  <semantics>
    <mrow>
      <mrow>
        <mrow>
          <msub>
            <mi>M</mi>
            <mi mathvariant="italic">view</mi>
          </msub>
          <mo stretchy="false">∗</mo>
          <msub>
            <mi>V</mi>
            <mi mathvariant="italic">world</mi>
          </msub>
        </mrow>
        <mo stretchy="false">=</mo>
        <msub>
          <mi>V</mi>
          <mi mathvariant="italic">view</mi>
        </msub>
      </mrow>
      <mo stretchy="false">→</mo>
      <mrow>
        <msub>
          <mi>V</mi>
          <mi mathvariant="italic">world</mi>
        </msub>
        <mo stretchy="false">=</mo>
        <mrow>
          <msubsup>
            <mi>M</mi>
            <mi mathvariant="italic">view</mi>
            <mrow>
              <mo stretchy="false">−</mo>
              <mn>1</mn>
            </mrow>
          </msubsup>
          <mo stretchy="false">∗</mo>
          <msub>
            <mi>V</mi>
            <mi mathvariant="italic">view</mi>
          </msub>
        </mrow>
      </mrow>
    </mrow>
    <annotation encoding="StarMath 5.0">M_view*V_world=V_view rightarrow  V_world = M_view^-1*V_view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tay Meiri</meta:initial-creator>
    <meta:creation-date>2016-03-11T14:47:27.838468296</meta:creation-date>
    <dc:date>2016-03-11T14:50:10.447822364</dc:date>
    <dc:creator>Etay Meiri</dc:creator>
    <meta:editing-duration>PT2M42S</meta:editing-duration>
    <meta:editing-cycles>1</meta:editing-cycles>
    <meta:generator>LibreOffice/4.4.7.2$Linux_X86_64 LibreOffice_project/40$Build-2</meta:generator>
  </office:meta>
</office:document-meta>
</file>